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1024 Samples</text:p>
          </table:table-cell>
          <table:table-cell table:style-name="ce1" office:value-type="string">
            <text:p>4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[.C8]/[.B8]" office:value-type="float" office:value="0.5">
            <text:p>0,5</text:p>
          </table:table-cell>
          <table:table-cell table:formula="of:=[.D8]/[.B8]" office:value-type="float" office:value="0.5">
            <text:p>0,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C9]/[.B9]" office:value-type="float" office:value="0.4">
            <text:p>0,4</text:p>
          </table:table-cell>
          <table:table-cell table:formula="of:=[.D9]/[.B9]" office:value-type="float" office:value="0.4">
            <text:p>0,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10]/[.B10]" office:value-type="float" office:value="0.333333333333333">
            <text:p>0,33</text:p>
          </table:table-cell>
          <table:table-cell table:formula="of:=[.D10]/[.B10]" office:value-type="float" office:value="0.5">
            <text:p>0,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formula="of:=[.C11]/[.B11]" office:value-type="float" office:value="0.428571428571429">
            <text:p>0,43</text:p>
          </table:table-cell>
          <table:table-cell table:formula="of:=[.D11]/[.B11]" office:value-type="float" office:value="0.428571428571429">
            <text:p>0,43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12]/[.B12]" office:value-type="float" office:value="0.375">
            <text:p>0,38</text:p>
          </table:table-cell>
          <table:table-cell table:formula="of:=[.D12]/[.B12]" office:value-type="float" office:value="0.5">
            <text:p>0,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13]/[.B13]" office:value-type="float" office:value="0.444444444444444">
            <text:p>0,44</text:p>
          </table:table-cell>
          <table:table-cell table:formula="of:=[.D13]/[.B13]" office:value-type="float" office:value="0.555555555555556">
            <text:p>0,56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14]/[.B14]" office:value-type="float" office:value="0.4">
            <text:p>0,4</text:p>
          </table:table-cell>
          <table:table-cell table:formula="of:=[.D14]/[.B14]" office:value-type="float" office:value="0.5">
            <text:p>0,5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C15]/[.B15]" office:value-type="float" office:value="0.363636363636364">
            <text:p>0,36</text:p>
          </table:table-cell>
          <table:table-cell table:formula="of:=[.D15]/[.B15]" office:value-type="float" office:value="0.545454545454545">
            <text:p>0,55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formula="of:=[.C16]/[.B16]" office:value-type="float" office:value="0.416666666666667">
            <text:p>0,42</text:p>
          </table:table-cell>
          <table:table-cell table:formula="of:=[.D16]/[.B16]" office:value-type="float" office:value="0.416666666666667">
            <text:p>0,42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C17]/[.B17]" office:value-type="float" office:value="0.384615384615385">
            <text:p>0,38</text:p>
          </table:table-cell>
          <table:table-cell table:formula="of:=[.D17]/[.B17]" office:value-type="float" office:value="0.384615384615385">
            <text:p>0,3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6">
            <text:p>6</text:p>
          </table:table-cell>
          <table:table-cell table:formula="of:=[.C18]/[.B18]" office:value-type="float" office:value="0.428571428571429">
            <text:p>0,43</text:p>
          </table:table-cell>
          <table:table-cell table:formula="of:=[.D18]/[.B18]" office:value-type="float" office:value="0.428571428571429">
            <text:p>0,43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19]/[.B19]" office:value-type="float" office:value="0.4">
            <text:p>0,4</text:p>
          </table:table-cell>
          <table:table-cell table:formula="of:=[.D19]/[.B19]" office:value-type="float" office:value="0.466666666666667">
            <text:p>0,4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20]/[.B20]" office:value-type="float" office:value="0.375">
            <text:p>0,38</text:p>
          </table:table-cell>
          <table:table-cell table:formula="of:=[.D20]/[.B20]" office:value-type="float" office:value="0.4375">
            <text:p>0,44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21]/[.B21]" office:value-type="float" office:value="0.411764705882353">
            <text:p>0,41</text:p>
          </table:table-cell>
          <table:table-cell table:formula="of:=[.D21]/[.B21]" office:value-type="float" office:value="0.470588235294118">
            <text:p>0,47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22]/[.B22]" office:value-type="float" office:value="0.388888888888889">
            <text:p>0,39</text:p>
          </table:table-cell>
          <table:table-cell table:formula="of:=[.D22]/[.B22]" office:value-type="float" office:value="0.444444444444444">
            <text:p>0,44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23]/[.B23]" office:value-type="float" office:value="0.421052631578947">
            <text:p>0,42</text:p>
          </table:table-cell>
          <table:table-cell table:formula="of:=[.D23]/[.B23]" office:value-type="float" office:value="0.473684210526316">
            <text:p>0,47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24]/[.B24]" office:value-type="float" office:value="0.4">
            <text:p>0,4</text:p>
          </table:table-cell>
          <table:table-cell table:formula="of:=[.D24]/[.B24]" office:value-type="float" office:value="0.45">
            <text:p>0,4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25]/[.B25]" office:value-type="float" office:value="0.428571428571429">
            <text:p>0,43</text:p>
          </table:table-cell>
          <table:table-cell table:formula="of:=[.D25]/[.B25]" office:value-type="float" office:value="0.476190476190476">
            <text:p>0,48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9">
            <text:p>9</text:p>
          </table:table-cell>
          <table:table-cell table:formula="of:=[.C26]/[.B26]" office:value-type="float" office:value="0.409090909090909">
            <text:p>0,41</text:p>
          </table:table-cell>
          <table:table-cell table:formula="of:=[.D26]/[.B26]" office:value-type="float" office:value="0.409090909090909">
            <text:p>0,41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C27]/[.B27]" office:value-type="float" office:value="0.391304347826087">
            <text:p>0,39</text:p>
          </table:table-cell>
          <table:table-cell table:formula="of:=[.D27]/[.B27]" office:value-type="float" office:value="0.478260869565217">
            <text:p>0,48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28]/[.B28]" office:value-type="float" office:value="0.416666666666667">
            <text:p>0,42</text:p>
          </table:table-cell>
          <table:table-cell table:formula="of:=[.D28]/[.B28]" office:value-type="float" office:value="0.458333333333333">
            <text:p>0,46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29]/[.B29]" office:value-type="float" office:value="0.4">
            <text:p>0,4</text:p>
          </table:table-cell>
          <table:table-cell table:formula="of:=[.D29]/[.B29]" office:value-type="float" office:value="0.44">
            <text:p>0,4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[.C30]/[.B30]" office:value-type="float" office:value="0.423076923076923">
            <text:p>0,42</text:p>
          </table:table-cell>
          <table:table-cell table:formula="of:=[.D30]/[.B30]" office:value-type="float" office:value="0.5">
            <text:p>0,5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31]/[.B31]" office:value-type="float" office:value="0.407407407407407">
            <text:p>0,41</text:p>
          </table:table-cell>
          <table:table-cell table:formula="of:=[.D31]/[.B31]" office:value-type="float" office:value="0.444444444444444">
            <text:p>0,4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[.C32]/[.B32]" office:value-type="float" office:value="0.392857142857143">
            <text:p>0,39</text:p>
          </table:table-cell>
          <table:table-cell table:formula="of:=[.D32]/[.B32]" office:value-type="float" office:value="0.464285714285714">
            <text:p>0,46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C33]/[.B33]" office:value-type="float" office:value="0.413793103448276">
            <text:p>0,41</text:p>
          </table:table-cell>
          <table:table-cell table:formula="of:=[.D33]/[.B33]" office:value-type="float" office:value="0.448275862068966">
            <text:p>0,45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[.C34]/[.B34]" office:value-type="float" office:value="0.4">
            <text:p>0,4</text:p>
          </table:table-cell>
          <table:table-cell table:formula="of:=[.D34]/[.B34]" office:value-type="float" office:value="0.466666666666667">
            <text:p>0,47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35]/[.B35]" office:value-type="float" office:value="0.419354838709677">
            <text:p>0,42</text:p>
          </table:table-cell>
          <table:table-cell table:formula="of:=[.D35]/[.B35]" office:value-type="float" office:value="0.451612903225806">
            <text:p>0,45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[.C36]/[.B36]" office:value-type="float" office:value="0.40625">
            <text:p>0,41</text:p>
          </table:table-cell>
          <table:table-cell table:formula="of:=[.D36]/[.B36]" office:value-type="float" office:value="0.46875">
            <text:p>0,47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[.C37]/[.B37]" office:value-type="float" office:value="0.393939393939394">
            <text:p>0,39</text:p>
          </table:table-cell>
          <table:table-cell table:formula="of:=[.D37]/[.B37]" office:value-type="float" office:value="0.454545454545455">
            <text:p>0,45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[.C38]/[.B38]" office:value-type="float" office:value="0.411764705882353">
            <text:p>0,41</text:p>
          </table:table-cell>
          <table:table-cell table:formula="of:=[.D38]/[.B38]" office:value-type="float" office:value="0.470588235294118">
            <text:p>0,47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39]/[.B39]" office:value-type="float" office:value="0.4">
            <text:p>0,4</text:p>
          </table:table-cell>
          <table:table-cell table:formula="of:=[.D39]/[.B39]" office:value-type="float" office:value="0.428571428571429">
            <text:p>0,43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C40]/[.B40]" office:value-type="float" office:value="0.416666666666667">
            <text:p>0,42</text:p>
          </table:table-cell>
          <table:table-cell table:formula="of:=[.D40]/[.B40]" office:value-type="float" office:value="0.444444444444444">
            <text:p>0,44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C41]/[.B41]" office:value-type="float" office:value="0.405405405405405">
            <text:p>0,41</text:p>
          </table:table-cell>
          <table:table-cell table:formula="of:=[.D41]/[.B41]" office:value-type="float" office:value="0.432432432432432">
            <text:p>0,43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[.C42]/[.B42]" office:value-type="float" office:value="0.394736842105263">
            <text:p>0,39</text:p>
          </table:table-cell>
          <table:table-cell table:formula="of:=[.D42]/[.B42]" office:value-type="float" office:value="0.447368421052632">
            <text:p>0,45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[.C43]/[.B43]" office:value-type="float" office:value="0.41025641025641">
            <text:p>0,41</text:p>
          </table:table-cell>
          <table:table-cell table:formula="of:=[.D43]/[.B43]" office:value-type="float" office:value="0.435897435897436">
            <text:p>0,44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[.C44]/[.B44]" office:value-type="float" office:value="0.4">
            <text:p>0,4</text:p>
          </table:table-cell>
          <table:table-cell table:formula="of:=[.D44]/[.B44]" office:value-type="float" office:value="0.45">
            <text:p>0,45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[.C45]/[.B45]" office:value-type="float" office:value="0.414634146341463">
            <text:p>0,41</text:p>
          </table:table-cell>
          <table:table-cell table:formula="of:=[.D45]/[.B45]" office:value-type="float" office:value="0.463414634146341">
            <text:p>0,46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[.C46]/[.B46]" office:value-type="float" office:value="0.404761904761905">
            <text:p>0,4</text:p>
          </table:table-cell>
          <table:table-cell table:formula="of:=[.D46]/[.B46]" office:value-type="float" office:value="0.452380952380952">
            <text:p>0,45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[.C47]/[.B47]" office:value-type="float" office:value="0.395348837209302">
            <text:p>0,4</text:p>
          </table:table-cell>
          <table:table-cell table:formula="of:=[.D47]/[.B47]" office:value-type="float" office:value="0.465116279069767">
            <text:p>0,47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[.C48]/[.B48]" office:value-type="float" office:value="0.409090909090909">
            <text:p>0,41</text:p>
          </table:table-cell>
          <table:table-cell table:formula="of:=[.D48]/[.B48]" office:value-type="float" office:value="0.454545454545455">
            <text:p>0,45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formula="of:=[.C49]/[.B49]" office:value-type="float" office:value="0.4">
            <text:p>0,4</text:p>
          </table:table-cell>
          <table:table-cell table:formula="of:=[.D49]/[.B49]" office:value-type="float" office:value="0.466666666666667">
            <text:p>0,47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[.C50]/[.B50]" office:value-type="float" office:value="0.41304347826087">
            <text:p>0,41</text:p>
          </table:table-cell>
          <table:table-cell table:formula="of:=[.D50]/[.B50]" office:value-type="float" office:value="0.456521739130435">
            <text:p>0,46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[.C51]/[.B51]" office:value-type="float" office:value="0.404255319148936">
            <text:p>0,4</text:p>
          </table:table-cell>
          <table:table-cell table:formula="of:=[.D51]/[.B51]" office:value-type="float" office:value="0.468085106382979">
            <text:p>0,47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19">
            <text:p>19</text:p>
          </table:table-cell>
          <table:table-cell table:formula="of:=[.C52]/[.B52]" office:value-type="float" office:value="0.395833333333333">
            <text:p>0,4</text:p>
          </table:table-cell>
          <table:table-cell table:formula="of:=[.D52]/[.B52]" office:value-type="float" office:value="0.395833333333333">
            <text:p>0,4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[.C53]/[.B53]" office:value-type="float" office:value="0.408163265306122">
            <text:p>0,41</text:p>
          </table:table-cell>
          <table:table-cell table:formula="of:=[.D53]/[.B53]" office:value-type="float" office:value="0.448979591836735">
            <text:p>0,45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[.C54]/[.B54]" office:value-type="float" office:value="0.4">
            <text:p>0,4</text:p>
          </table:table-cell>
          <table:table-cell table:formula="of:=[.D54]/[.B54]" office:value-type="float" office:value="0.44">
            <text:p>0,44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[.C55]/[.B55]" office:value-type="float" office:value="0.411764705882353">
            <text:p>0,41</text:p>
          </table:table-cell>
          <table:table-cell table:formula="of:=[.D55]/[.B55]" office:value-type="float" office:value="0.450980392156863">
            <text:p>0,45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formula="of:=[.C56]/[.B56]" office:value-type="float" office:value="0.403846153846154">
            <text:p>0,4</text:p>
          </table:table-cell>
          <table:table-cell table:formula="of:=[.D56]/[.B56]" office:value-type="float" office:value="0.461538461538462">
            <text:p>0,46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formula="of:=[.C57]/[.B57]" office:value-type="float" office:value="0.415094339622642">
            <text:p>0,42</text:p>
          </table:table-cell>
          <table:table-cell table:formula="of:=[.D57]/[.B57]" office:value-type="float" office:value="0.452830188679245">
            <text:p>0,45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formula="of:=[.C58]/[.B58]" office:value-type="float" office:value="0.407407407407407">
            <text:p>0,41</text:p>
          </table:table-cell>
          <table:table-cell table:formula="of:=[.D58]/[.B58]" office:value-type="float" office:value="0.462962962962963">
            <text:p>0,46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formula="of:=[.C59]/[.B59]" office:value-type="float" office:value="0.4">
            <text:p>0,4</text:p>
          </table:table-cell>
          <table:table-cell table:formula="of:=[.D59]/[.B59]" office:value-type="float" office:value="0.454545454545455">
            <text:p>0,45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formula="of:=[.C60]/[.B60]" office:value-type="float" office:value="0.410714285714286">
            <text:p>0,41</text:p>
          </table:table-cell>
          <table:table-cell table:formula="of:=[.D60]/[.B60]" office:value-type="float" office:value="0.464285714285714">
            <text:p>0,46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formula="of:=[.C61]/[.B61]" office:value-type="float" office:value="0.403508771929825">
            <text:p>0,4</text:p>
          </table:table-cell>
          <table:table-cell table:formula="of:=[.D61]/[.B61]" office:value-type="float" office:value="0.456140350877193">
            <text:p>0,46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table:formula="of:=[.C62]/[.B62]" office:value-type="float" office:value="0.413793103448276">
            <text:p>0,41</text:p>
          </table:table-cell>
          <table:table-cell table:formula="of:=[.D62]/[.B62]" office:value-type="float" office:value="0.46551724137931">
            <text:p>0,47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formula="of:=[.C63]/[.B63]" office:value-type="float" office:value="0.406779661016949">
            <text:p>0,41</text:p>
          </table:table-cell>
          <table:table-cell table:formula="of:=[.D63]/[.B63]" office:value-type="float" office:value="0.474576271186441">
            <text:p>0,47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table:formula="of:=[.C64]/[.B64]" office:value-type="float" office:value="0.4">
            <text:p>0,4</text:p>
          </table:table-cell>
          <table:table-cell table:formula="of:=[.D64]/[.B64]" office:value-type="float" office:value="0.45">
            <text:p>0,45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formula="of:=[.C65]/[.B65]" office:value-type="float" office:value="0.40983606557377">
            <text:p>0,41</text:p>
          </table:table-cell>
          <table:table-cell table:formula="of:=[.D65]/[.B65]" office:value-type="float" office:value="0.442622950819672">
            <text:p>0,44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C66]/[.B66]" office:value-type="float" office:value="0.403225806451613">
            <text:p>0,4</text:p>
          </table:table-cell>
          <table:table-cell table:formula="of:=[.D66]/[.B66]" office:value-type="float" office:value="0.451612903225806">
            <text:p>0,45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formula="of:=[.C67]/[.B67]" office:value-type="float" office:value="0.412698412698413">
            <text:p>0,41</text:p>
          </table:table-cell>
          <table:table-cell table:formula="of:=[.D67]/[.B67]" office:value-type="float" office:value="0.46031746031746">
            <text:p>0,46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formula="of:=[.C68]/[.B68]" office:value-type="float" office:value="0.40625">
            <text:p>0,41</text:p>
          </table:table-cell>
          <table:table-cell table:formula="of:=[.D68]/[.B68]" office:value-type="float" office:value="0.453125">
            <text:p>0,45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formula="of:=[.C69]/[.B69]" office:value-type="float" office:value="0.4">
            <text:p>0,4</text:p>
          </table:table-cell>
          <table:table-cell table:formula="of:=[.D69]/[.B69]" office:value-type="float" office:value="0.461538461538462">
            <text:p>0,46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formula="of:=[.C70]/[.B70]" office:value-type="float" office:value="0.409090909090909">
            <text:p>0,41</text:p>
          </table:table-cell>
          <table:table-cell table:formula="of:=[.D70]/[.B70]" office:value-type="float" office:value="0.454545454545455">
            <text:p>0,45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formula="of:=[.C71]/[.B71]" office:value-type="float" office:value="0.402985074626866">
            <text:p>0,4</text:p>
          </table:table-cell>
          <table:table-cell table:formula="of:=[.D71]/[.B71]" office:value-type="float" office:value="0.462686567164179">
            <text:p>0,46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formula="of:=[.C72]/[.B72]" office:value-type="float" office:value="0.411764705882353">
            <text:p>0,41</text:p>
          </table:table-cell>
          <table:table-cell table:formula="of:=[.D72]/[.B72]" office:value-type="float" office:value="0.455882352941176">
            <text:p>0,46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formula="of:=[.C73]/[.B73]" office:value-type="float" office:value="0.405797101449275">
            <text:p>0,41</text:p>
          </table:table-cell>
          <table:table-cell table:formula="of:=[.D73]/[.B73]" office:value-type="float" office:value="0.463768115942029">
            <text:p>0,46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formula="of:=[.C74]/[.B74]" office:value-type="float" office:value="0.4">
            <text:p>0,4</text:p>
          </table:table-cell>
          <table:table-cell table:formula="of:=[.D74]/[.B74]" office:value-type="float" office:value="0.457142857142857">
            <text:p>0,46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formula="of:=[.C75]/[.B75]" office:value-type="float" office:value="0.408450704225352">
            <text:p>0,41</text:p>
          </table:table-cell>
          <table:table-cell table:formula="of:=[.D75]/[.B75]" office:value-type="float" office:value="0.464788732394366">
            <text:p>0,46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formula="of:=[.C76]/[.B76]" office:value-type="float" office:value="0.402777777777778">
            <text:p>0,4</text:p>
          </table:table-cell>
          <table:table-cell table:formula="of:=[.D76]/[.B76]" office:value-type="float" office:value="0.458333333333333">
            <text:p>0,46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formula="of:=[.C77]/[.B77]" office:value-type="float" office:value="0.410958904109589">
            <text:p>0,41</text:p>
          </table:table-cell>
          <table:table-cell table:formula="of:=[.D77]/[.B77]" office:value-type="float" office:value="0.452054794520548">
            <text:p>0,45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formula="of:=[.C78]/[.B78]" office:value-type="float" office:value="0.405405405405405">
            <text:p>0,41</text:p>
          </table:table-cell>
          <table:table-cell table:formula="of:=[.D78]/[.B78]" office:value-type="float" office:value="0.45945945945946">
            <text:p>0,46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formula="of:=[.C79]/[.B79]" office:value-type="float" office:value="0.4">
            <text:p>0,4</text:p>
          </table:table-cell>
          <table:table-cell table:formula="of:=[.D79]/[.B79]" office:value-type="float" office:value="0.453333333333333">
            <text:p>0,45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formula="of:=[.C80]/[.B80]" office:value-type="float" office:value="0.407894736842105">
            <text:p>0,41</text:p>
          </table:table-cell>
          <table:table-cell table:formula="of:=[.D80]/[.B80]" office:value-type="float" office:value="0.460526315789474">
            <text:p>0,46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formula="of:=[.C81]/[.B81]" office:value-type="float" office:value="0.402597402597403">
            <text:p>0,4</text:p>
          </table:table-cell>
          <table:table-cell table:formula="of:=[.D81]/[.B81]" office:value-type="float" office:value="0.454545454545455">
            <text:p>0,45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formula="of:=[.C82]/[.B82]" office:value-type="float" office:value="0.41025641025641">
            <text:p>0,41</text:p>
          </table:table-cell>
          <table:table-cell table:formula="of:=[.D82]/[.B82]" office:value-type="float" office:value="0.461538461538462">
            <text:p>0,46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formula="of:=[.C83]/[.B83]" office:value-type="float" office:value="0.40506329113924">
            <text:p>0,41</text:p>
          </table:table-cell>
          <table:table-cell table:formula="of:=[.D83]/[.B83]" office:value-type="float" office:value="0.455696202531646">
            <text:p>0,46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table:formula="of:=[.C84]/[.B84]" office:value-type="float" office:value="0.4">
            <text:p>0,4</text:p>
          </table:table-cell>
          <table:table-cell table:formula="of:=[.D84]/[.B84]" office:value-type="float" office:value="0.4625">
            <text:p>0,46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table:formula="of:=[.C85]/[.B85]" office:value-type="float" office:value="0.407407407407407">
            <text:p>0,41</text:p>
          </table:table-cell>
          <table:table-cell table:formula="of:=[.D85]/[.B85]" office:value-type="float" office:value="0.469135802469136">
            <text:p>0,47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table:formula="of:=[.C86]/[.B86]" office:value-type="float" office:value="0.402439024390244">
            <text:p>0,4</text:p>
          </table:table-cell>
          <table:table-cell table:formula="of:=[.D86]/[.B86]" office:value-type="float" office:value="0.463414634146341">
            <text:p>0,46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table:formula="of:=[.C87]/[.B87]" office:value-type="float" office:value="0.409638554216867">
            <text:p>0,41</text:p>
          </table:table-cell>
          <table:table-cell table:formula="of:=[.D87]/[.B87]" office:value-type="float" office:value="0.469879518072289">
            <text:p>0,47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table:formula="of:=[.C88]/[.B88]" office:value-type="float" office:value="0.404761904761905">
            <text:p>0,4</text:p>
          </table:table-cell>
          <table:table-cell table:formula="of:=[.D88]/[.B88]" office:value-type="float" office:value="0.464285714285714">
            <text:p>0,46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table:formula="of:=[.C89]/[.B89]" office:value-type="float" office:value="0.4">
            <text:p>0,4</text:p>
          </table:table-cell>
          <table:table-cell table:formula="of:=[.D89]/[.B89]" office:value-type="float" office:value="0.470588235294118">
            <text:p>0,47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table:formula="of:=[.C90]/[.B90]" office:value-type="float" office:value="0.406976744186047">
            <text:p>0,41</text:p>
          </table:table-cell>
          <table:table-cell table:formula="of:=[.D90]/[.B90]" office:value-type="float" office:value="0.453488372093023">
            <text:p>0,45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table:formula="of:=[.C91]/[.B91]" office:value-type="float" office:value="0.402298850574713">
            <text:p>0,4</text:p>
          </table:table-cell>
          <table:table-cell table:formula="of:=[.D91]/[.B91]" office:value-type="float" office:value="0.448275862068966">
            <text:p>0,45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formula="of:=[.C92]/[.B92]" office:value-type="float" office:value="0.409090909090909">
            <text:p>0,41</text:p>
          </table:table-cell>
          <table:table-cell table:formula="of:=[.D92]/[.B92]" office:value-type="float" office:value="0.454545454545455">
            <text:p>0,45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table:formula="of:=[.C93]/[.B93]" office:value-type="float" office:value="0.404494382022472">
            <text:p>0,4</text:p>
          </table:table-cell>
          <table:table-cell table:formula="of:=[.D93]/[.B93]" office:value-type="float" office:value="0.460674157303371">
            <text:p>0,46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table:formula="of:=[.C94]/[.B94]" office:value-type="float" office:value="0.411111111111111">
            <text:p>0,41</text:p>
          </table:table-cell>
          <table:table-cell table:formula="of:=[.D94]/[.B94]" office:value-type="float" office:value="0.455555555555556">
            <text:p>0,46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table:formula="of:=[.C95]/[.B95]" office:value-type="float" office:value="0.406593406593407">
            <text:p>0,41</text:p>
          </table:table-cell>
          <table:table-cell table:formula="of:=[.D95]/[.B95]" office:value-type="float" office:value="0.461538461538462">
            <text:p>0,46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table:formula="of:=[.C96]/[.B96]" office:value-type="float" office:value="0.402173913043478">
            <text:p>0,4</text:p>
          </table:table-cell>
          <table:table-cell table:formula="of:=[.D96]/[.B96]" office:value-type="float" office:value="0.467391304347826">
            <text:p>0,47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table:formula="of:=[.C97]/[.B97]" office:value-type="float" office:value="0.408602150537634">
            <text:p>0,41</text:p>
          </table:table-cell>
          <table:table-cell table:formula="of:=[.D97]/[.B97]" office:value-type="float" office:value="0.462365591397849">
            <text:p>0,46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table:formula="of:=[.C98]/[.B98]" office:value-type="float" office:value="0.404255319148936">
            <text:p>0,4</text:p>
          </table:table-cell>
          <table:table-cell table:formula="of:=[.D98]/[.B98]" office:value-type="float" office:value="0.446808510638298">
            <text:p>0,45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formula="of:=[.C99]/[.B99]" office:value-type="float" office:value="0.410526315789474">
            <text:p>0,41</text:p>
          </table:table-cell>
          <table:table-cell table:formula="of:=[.D99]/[.B99]" office:value-type="float" office:value="0.463157894736842">
            <text:p>0,46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39">
            <text:p>39</text:p>
          </table:table-cell>
          <table:table-cell table:formula="of:=[.C100]/[.B100]" office:value-type="float" office:value="0.40625">
            <text:p>0,41</text:p>
          </table:table-cell>
          <table:table-cell table:formula="of:=[.D100]/[.B100]" office:value-type="float" office:value="0.40625">
            <text:p>0,41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formula="of:=[.C101]/[.B101]" office:value-type="float" office:value="0.402061855670103">
            <text:p>0,4</text:p>
          </table:table-cell>
          <table:table-cell table:formula="of:=[.D101]/[.B101]" office:value-type="float" office:value="0.45360824742268">
            <text:p>0,45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formula="of:=[.C102]/[.B102]" office:value-type="float" office:value="0.408163265306122">
            <text:p>0,41</text:p>
          </table:table-cell>
          <table:table-cell table:formula="of:=[.D102]/[.B102]" office:value-type="float" office:value="0.459183673469388">
            <text:p>0,46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formula="of:=[.C103]/[.B103]" office:value-type="float" office:value="0.404040404040404">
            <text:p>0,4</text:p>
          </table:table-cell>
          <table:table-cell table:formula="of:=[.D103]/[.B103]" office:value-type="float" office:value="0.454545454545455">
            <text:p>0,45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table:formula="of:=[.C104]/[.B104]" office:value-type="float" office:value="0.41">
            <text:p>0,41</text:p>
          </table:table-cell>
          <table:table-cell table:formula="of:=[.D104]/[.B104]" office:value-type="float" office:value="0.46">
            <text:p>0,46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41199998649771">
            <text:p>0,41</text:p>
          </table:table-cell>
          <table:table-cell table:style-name="ce4" table:formula="of:=SUM([.F5:.F104])/100" office:value-type="float" office:value="0.462010423809276">
            <text:p>0,46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2.05.2013</text:date>, <text:time>21:1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2M25S</meta:editing-duration>
    <meta:editing-cycles>51</meta:editing-cycles>
    <meta:generator>OpenOffice.org/3.4.1$Win32 OpenOffice.org_project/341m1$Build-9593</meta:generator>
    <dc:date>2013-05-02T21:13:05.36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